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PSP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42cm"/>
    </style:style>
    <style:style style:name="co12" style:family="table-column">
      <style:table-column-properties fo:break-before="auto" style:column-width="1.007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4.055cm"/>
    </style:style>
    <style:style style:name="co20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258cm"/>
    </style:style>
    <style:style style:name="co21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4.251cm"/>
    </style:style>
    <style:style style:name="co25" style:family="table-column">
      <style:table-column-properties fo:break-before="auto" style:column-width="2.21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0.196cm"/>
    </style:style>
    <style:style style:name="co28" style:family="table-column">
      <style:table-column-properties fo:break-before="auto" style:column-width="4.782cm"/>
    </style:style>
    <style:style style:name="co29" style:family="table-column">
      <style:table-column-properties fo:break-before="auto" style:column-width="1.28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0.741cm" fo:break-before="auto" style:use-optimal-row-height="false"/>
    </style:style>
    <style:style style:name="ta3" style:family="table" style:master-page-name="PageStyle_5f_PISTOLET_20_CENTRALNEGO_20_ZAPŁONU">
      <style:table-properties table:display="true" style:writing-mode="lr-tb"/>
    </style:style>
    <style:style style:name="ta4" style:family="table" style:master-page-name="PageStyle_5f_PISTOLET_20_OBRONNY">
      <style:table-properties table:display="true" style:writing-mode="lr-tb"/>
    </style:style>
    <style:style style:name="ta5" style:family="table" style:master-page-name="PageStyle_5f_PISTOLET_20_SPORTOWY">
      <style:table-properties table:display="true" style:writing-mode="lr-tb"/>
    </style:style>
    <style:style style:name="ta6" style:family="table" style:master-page-name="PageStyle_5f_KARABIN_20_DOWOLNY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13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5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02cm solid #000000" fo:border-left="0.088cm solid #000000" fo:border-right="0.088cm solid #000000" fo:border-top="0.002cm solid #000000"/>
    </style:style>
    <style:style style:name="ce6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0.002cm solid #000000" style:diagonal-bl-tr="none" style:diagonal-tl-br="none" fo:border-left="0.088cm solid #000000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bold" style:font-size-asian="18pt" style:font-style-asian="normal" style:font-weight-asian="bold" style:font-name-complex="Arial CE" style:font-size-complex="18pt" style:font-style-complex="normal" style:font-weight-complex="bold"/>
    </style:style>
    <style:style style:name="ce3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normal" style:font-size-asian="18pt" style:font-style-asian="normal" style:font-weight-asian="normal" style:font-name-complex="Arial CE" style:font-size-complex="18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Arial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style>
    <style:style style:name="ce36" style:family="table-cell" style:parent-style-name="Excel_20_Built-in_20_Normal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PISTOLET SPORTOWY" table:style-name="ta5" table:print="false">
        <office:forms form:automatic-focus="false" form:apply-design-mode="false"/>
        <table:table-column table:style-name="co23" table:default-cell-style-name="Excel_20_Built-in_20_Normal"/>
        <table:table-column table:style-name="co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7">
          <table:table-cell office:value-type="string">
            <text:p><text:s text:c="2"/></text:p>
          </table:table-cell>
          <table:table-cell/>
          <table:table-cell table:style-name="ce33" office:value-type="string">
            <text:p><text:s text:c="56"/>KLUBOWE ZAWODY STRZELECKIE <text:s/>2017</text:p>
          </table:table-cell>
          <table:table-cell table:style-name="ce34" table:number-columns-repeated="4"/>
          <table:table-cell table:number-columns-repeated="249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34"/>PISTOLET SPORTOWY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8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8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5" office:value-type="string">
            <text:p>22.04</text:p>
          </table:table-cell>
          <table:table-cell table:style-name="ce1" office:value-type="string">
            <text:p>13.05</text:p>
          </table:table-cell>
          <table:table-cell table:style-name="ce1" office:value-type="string">
            <text:p>03.06</text:p>
          </table:table-cell>
          <table:table-cell table:style-name="ce1" office:value-type="string">
            <text:p>09.09</text:p>
          </table:table-cell>
          <table:table-cell table:style-name="ce15" office:value-type="string">
            <text:p>15.10</text:p>
          </table:table-cell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Niemirowski Witold</text:p>
          </table:table-cell>
          <table:table-cell table:style-name="ce5" office:value-type="string">
            <text:p>COLT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85">
            <text:p>18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187">
            <text:p>187</text:p>
          </table:table-cell>
          <table:table-cell table:style-name="ce13" table:formula="of:=LARGE([.E9:.J9];1)+LARGE([.E9:.J9];2)+LARGE([.E9:.J9];3)+LARGE([.E9:.J9];4)" office:value-type="float" office:value="749">
            <text:p>74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Nowicki Adam 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169">
            <text:p>169</text:p>
          </table:table-cell>
          <table:table-cell table:style-name="ce13" table:formula="of:=LARGE([.E10:.J10];1)+LARGE([.E10:.J10];2)+LARGE([.E10:.J10];3)+LARGE([.E10:.J10];4)" office:value-type="float" office:value="699">
            <text:p>69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6" office:value-type="string">
            <text:p>Kozaczuk Jarosław 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77">
            <text:p>177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63">
            <text:p>163</text:p>
          </table:table-cell>
          <table:table-cell table:style-name="ce13" table:formula="of:=LARGE([.E11:.J11];1)+LARGE([.E11:.J11];2)+LARGE([.E11:.J11];3)+LARGE([.E11:.J11];4)" office:value-type="float" office:value="697">
            <text:p>69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6" office:value-type="string">
            <text:p>Babula Ryszard 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66">
            <text:p>166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83">
            <text:p>183</text:p>
          </table:table-cell>
          <table:table-cell table:style-name="ce13" table:formula="of:=LARGE([.E12:.J12];1)+LARGE([.E12:.J12];2)+LARGE([.E12:.J12];3)+LARGE([.E12:.J12];4)" office:value-type="float" office:value="692">
            <text:p>69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Bernacki Marek 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80">
            <text:p>180</text:p>
          </table:table-cell>
          <table:table-cell table:style-name="ce13" table:formula="of:=LARGE([.E13:.J13];1)+LARGE([.E13:.J13];2)+LARGE([.E13:.J13];3)+LARGE([.E13:.J13];4)" office:value-type="float" office:value="691">
            <text:p>691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6">
            <text:p>6</text:p>
          </table:table-cell>
          <table:table-cell table:style-name="ce6" office:value-type="string">
            <text:p>Galbierczyk Sylwester </text:p>
          </table:table-cell>
          <table:table-cell table:style-name="ce6" office:value-type="string">
            <text:p>FENIKS</text:p>
          </table:table-cell>
          <table:table-cell table:style-name="ce13" office:value-type="float" office:value="164">
            <text:p>164</text:p>
          </table:table-cell>
          <table:table-cell table:style-name="ce16" office:value-type="float" office:value="170">
            <text:p>17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76">
            <text:p>176</text:p>
          </table:table-cell>
          <table:table-cell table:style-name="ce13" table:formula="of:=LARGE([.E14:.J14];1)+LARGE([.E14:.J14];2)+LARGE([.E14:.J14];3)+LARGE([.E14:.J14];4)" office:value-type="float" office:value="673">
            <text:p>67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Adamski Tomasz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64">
            <text:p>164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72">
            <text:p>172</text:p>
          </table:table-cell>
          <table:table-cell table:style-name="ce13" table:formula="of:=LARGE([.E15:.J15];1)+LARGE([.E15:.J15];2)+LARGE([.E15:.J15];3)+LARGE([.E15:.J15];4)" office:value-type="float" office:value="662">
            <text:p>66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Starczewski Bartosz </text:p>
          </table:table-cell>
          <table:table-cell table:style-name="ce6" office:value-type="string">
            <text:p>FENIKS</text:p>
          </table:table-cell>
          <table:table-cell table:style-name="ce13" office:value-type="float" office:value="153">
            <text:p>153</text:p>
          </table:table-cell>
          <table:table-cell table:style-name="ce16" office:value-type="float" office:value="157">
            <text:p>157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67">
            <text:p>1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LARGE([.E16:.J16];1)+LARGE([.E16:.J16];2)+LARGE([.E16:.J16];3)+LARGE([.E16:.J16];4)" office:value-type="float" office:value="634">
            <text:p>63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6" office:value-type="string">
            <text:p>Basiński Marek 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79">
            <text:p>179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38">
            <text:p>138</text:p>
          </table:table-cell>
          <table:table-cell table:style-name="ce13" table:formula="of:=LARGE([.E17:.J17];1)+LARGE([.E17:.J17];2)+LARGE([.E17:.J17];3)+LARGE([.E17:.J17];4)" office:value-type="float" office:value="633">
            <text:p>63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0">
            <text:p>10</text:p>
          </table:table-cell>
          <table:table-cell table:style-name="ce6" office:value-type="string">
            <text:p>Gawrońska-Kuc Lilanna </text:p>
          </table:table-cell>
          <table:table-cell table:style-name="ce6" office:value-type="string">
            <text:p>FENIKS</text:p>
          </table:table-cell>
          <table:table-cell table:style-name="ce13" office:value-type="float" office:value="149">
            <text:p>149</text:p>
          </table:table-cell>
          <table:table-cell table:style-name="ce16" office:value-type="float" office:value="154">
            <text:p>154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151">
            <text:p>151</text:p>
          </table:table-cell>
          <table:table-cell table:style-name="ce13" table:formula="of:=LARGE([.E18:.J18];1)+LARGE([.E18:.J18];2)+LARGE([.E18:.J18];3)+LARGE([.E18:.J18];4)" office:value-type="float" office:value="632">
            <text:p>63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1">
            <text:p>11</text:p>
          </table:table-cell>
          <table:table-cell table:style-name="ce6" office:value-type="string">
            <text:p>Horniczan Karol</text:p>
          </table:table-cell>
          <table:table-cell table:style-name="ce6" office:value-type="string">
            <text:p>FENIKS</text:p>
          </table:table-cell>
          <table:table-cell table:style-name="ce13" office:value-type="float" office:value="137">
            <text:p>137</text:p>
          </table:table-cell>
          <table:table-cell table:style-name="ce16" office:value-type="float" office:value="154">
            <text:p>1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0">
            <text:p>0</text:p>
          </table:table-cell>
          <table:table-cell table:style-name="ce13" table:formula="of:=LARGE([.E19:.J19];1)+LARGE([.E19:.J19];2)+LARGE([.E19:.J19];3)+LARGE([.E19:.J19];4)" office:value-type="float" office:value="512">
            <text:p>51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Lewszyk Robert</text:p>
          </table:table-cell>
          <table:table-cell table:style-name="ce6" office:value-type="string">
            <text:p>FENIKS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25">
            <text:p>125</text:p>
          </table:table-cell>
          <table:table-cell table:style-name="ce13" table:formula="of:=LARGE([.E20:.J20];1)+LARGE([.E20:.J20];2)+LARGE([.E20:.J20];3)+LARGE([.E20:.J20];4)" office:value-type="float" office:value="511">
            <text:p>51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6" office:value-type="string">
            <text:p>Koszałko Stanisław </text:p>
          </table:table-cell>
          <table:table-cell table:style-name="ce6" office:value-type="string">
            <text:p>FENIKS</text:p>
          </table:table-cell>
          <table:table-cell table:style-name="ce13" office:value-type="float" office:value="152">
            <text:p>152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53">
            <text:p>15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41">
            <text:p>141</text:p>
          </table:table-cell>
          <table:table-cell table:style-name="ce13" table:formula="of:=LARGE([.E21:.J21];1)+LARGE([.E21:.J21];2)+LARGE([.E21:.J21];3)+LARGE([.E21:.J21];4)" office:value-type="float" office:value="446">
            <text:p>446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4">
            <text:p>14</text:p>
          </table:table-cell>
          <table:table-cell table:style-name="ce6" office:value-type="string">
            <text:p>Patysiak Anna</text:p>
          </table:table-cell>
          <table:table-cell table:style-name="ce9" office:value-type="string">
            <text:p>BURSZTYN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52">
            <text:p>152</text:p>
          </table:table-cell>
          <table:table-cell table:style-name="ce13" table:formula="of:=LARGE([.E22:.J22];1)+LARGE([.E22:.J22];2)+LARGE([.E22:.J22];3)+LARGE([.E22:.J22];4)" office:value-type="float" office:value="434">
            <text:p>43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6" office:value-type="string">
            <text:p>Hasiak Tomasz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0">
            <text:p>0</text:p>
          </table:table-cell>
          <table:table-cell table:style-name="ce13" table:formula="of:=LARGE([.E23:.J23];1)+LARGE([.E23:.J23];2)+LARGE([.E23:.J23];3)+LARGE([.E23:.J23];4)" office:value-type="float" office:value="418">
            <text:p>41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6" office:value-type="string">
            <text:p>Knap Marek 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37">
            <text:p>137</text:p>
          </table:table-cell>
          <table:table-cell table:style-name="ce13" table:formula="of:=LARGE([.E24:.J24];1)+LARGE([.E24:.J24];2)+LARGE([.E24:.J24];3)+LARGE([.E24:.J24];4)" office:value-type="float" office:value="415">
            <text:p>41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6" office:value-type="string">
            <text:p>Szopa Władysław</text:p>
          </table:table-cell>
          <table:table-cell table:style-name="ce6" office:value-type="string">
            <text:p>FENIKS</text:p>
          </table:table-cell>
          <table:table-cell table:style-name="ce13" office:value-type="float" office:value="155">
            <text:p>155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122">
            <text:p>122</text:p>
          </table:table-cell>
          <table:table-cell table:style-name="ce13" table:formula="of:=LARGE([.E25:.J25];1)+LARGE([.E25:.J25];2)+LARGE([.E25:.J25];3)+LARGE([.E25:.J25];4)" office:value-type="float" office:value="409">
            <text:p>40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6" office:value-type="string">
            <text:p>Dera Piotr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63">
            <text:p>163</text:p>
          </table:table-cell>
          <table:table-cell table:style-name="ce13" table:formula="of:=LARGE([.E26:.J26];1)+LARGE([.E26:.J26];2)+LARGE([.E26:.J26];3)+LARGE([.E26:.J26];4)" office:value-type="float" office:value="398">
            <text:p>398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9">
            <text:p>19</text:p>
          </table:table-cell>
          <table:table-cell table:style-name="ce6" office:value-type="string">
            <text:p>Gierszon Rafał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39">
            <text:p>139</text:p>
          </table:table-cell>
          <table:table-cell table:style-name="ce13" table:formula="of:=LARGE([.E27:.J27];1)+LARGE([.E27:.J27];2)+LARGE([.E27:.J27];3)+LARGE([.E27:.J27];4)" office:value-type="float" office:value="351">
            <text:p>35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6" office:value-type="string">
            <text:p>Marszałek Mirosław </text:p>
          </table:table-cell>
          <table:table-cell table:style-name="ce6" office:value-type="string">
            <text:p>FENIKS</text:p>
          </table:table-cell>
          <table:table-cell table:style-name="ce13" office:value-type="float" office:value="172">
            <text:p>17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0">
            <text:p>0</text:p>
          </table:table-cell>
          <table:table-cell table:style-name="ce13" table:formula="of:=LARGE([.E28:.J28];1)+LARGE([.E28:.J28];2)+LARGE([.E28:.J28];3)+LARGE([.E28:.J28];4)" office:value-type="float" office:value="343">
            <text:p>34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1">
            <text:p>21</text:p>
          </table:table-cell>
          <table:table-cell table:style-name="ce6" office:value-type="string">
            <text:p>Sobiński Daniel</text:p>
          </table:table-cell>
          <table:table-cell table:style-name="ce9" office:value-type="string">
            <text:p>FENI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166">
            <text:p>166</text:p>
          </table:table-cell>
          <table:table-cell table:style-name="ce13" table:formula="of:=LARGE([.E29:.J29];1)+LARGE([.E29:.J29];2)+LARGE([.E29:.J29];3)+LARGE([.E29:.J29];4)" office:value-type="float" office:value="322">
            <text:p>32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2">
            <text:p>22</text:p>
          </table:table-cell>
          <table:table-cell table:style-name="ce6" office:value-type="string">
            <text:p>Sobiś Bronisław </text:p>
          </table:table-cell>
          <table:table-cell table:style-name="ce6" office:value-type="string">
            <text:p>FENIKS</text:p>
          </table:table-cell>
          <table:table-cell table:style-name="ce13" office:value-type="float" office:value="165">
            <text:p>165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47">
            <text:p>147</text:p>
          </table:table-cell>
          <table:table-cell table:style-name="ce13" table:formula="of:=LARGE([.E30:.J30];1)+LARGE([.E30:.J30];2)+LARGE([.E30:.J30];3)+LARGE([.E30:.J30];4)" office:value-type="float" office:value="312">
            <text:p>31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3">
            <text:p>23</text:p>
          </table:table-cell>
          <table:table-cell table:style-name="ce6" office:value-type="string">
            <text:p>Pecican Liviu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150">
            <text:p>15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49">
            <text:p>149</text:p>
          </table:table-cell>
          <table:table-cell table:style-name="ce13" table:formula="of:=LARGE([.E31:.J31];1)+LARGE([.E31:.J31];2)+LARGE([.E31:.J31];3)+LARGE([.E31:.J31];4)" office:value-type="float" office:value="299">
            <text:p>299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4">
            <text:p>24</text:p>
          </table:table-cell>
          <table:table-cell table:style-name="ce6" office:value-type="string">
            <text:p>Gładzki Adam</text:p>
          </table:table-cell>
          <table:table-cell table:style-name="ce6" office:value-type="string">
            <text:p>FENIKS</text:p>
          </table:table-cell>
          <table:table-cell table:style-name="ce13" office:value-type="float" office:value="95">
            <text:p>95</text:p>
          </table:table-cell>
          <table:table-cell table:style-name="ce16" office:value-type="float" office:value="70">
            <text:p>7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33">
            <text:p>33</text:p>
          </table:table-cell>
          <table:table-cell table:style-name="ce13" table:formula="of:=LARGE([.E32:.J32];1)+LARGE([.E32:.J32];2)+LARGE([.E32:.J32];3)+LARGE([.E32:.J32];4)" office:value-type="float" office:value="288">
            <text:p>28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table:style-name="ce6" office:value-type="string">
            <text:p>Rutkowski Mirosław</text:p>
          </table:table-cell>
          <table:table-cell table:style-name="ce9" office:value-type="string">
            <text:p>FENI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144">
            <text:p>144</text:p>
          </table:table-cell>
          <table:table-cell table:style-name="ce13" table:formula="of:=LARGE([.E33:.J33];1)+LARGE([.E33:.J33];2)+LARGE([.E33:.J33];3)+LARGE([.E33:.J33];4)" office:value-type="float" office:value="276">
            <text:p>27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6">
            <text:p>26</text:p>
          </table:table-cell>
          <table:table-cell table:style-name="ce6" office:value-type="string">
            <text:p>Zarzycki Michał</text:p>
          </table:table-cell>
          <table:table-cell table:style-name="ce9" office:value-type="string">
            <text:p>FENI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97">
            <text:p>97</text:p>
          </table:table-cell>
          <table:table-cell table:style-name="ce13" table:formula="of:=LARGE([.E34:.J34];1)+LARGE([.E34:.J34];2)+LARGE([.E34:.J34];3)+LARGE([.E34:.J34];4)" office:value-type="float" office:value="245">
            <text:p>24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7">
            <text:p>27</text:p>
          </table:table-cell>
          <table:table-cell table:style-name="ce6" office:value-type="string">
            <text:p>Markowski Robert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style-name="ce13" table:formula="of:=LARGE([.E35:.J35];1)+LARGE([.E35:.J35];2)+LARGE([.E35:.J35];3)+LARGE([.E35:.J35];4)" office:value-type="float" office:value="201">
            <text:p>201</text:p>
          </table:table-cell>
          <table:table-cell table:number-columns-repeated="245"/>
        </table:table-row>
        <table:table-row table:style-name="ro1">
          <table:table-cell table:style-name="Default"/>
          <table:table-cell table:style-name="ce2" office:value-type="float" office:value="28">
            <text:p>28</text:p>
          </table:table-cell>
          <table:table-cell table:style-name="ce6" office:value-type="string">
            <text:p>Żmuda Paweł</text:p>
          </table:table-cell>
          <table:table-cell table:style-name="ce9" office:value-type="string">
            <text:p>FENI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88">
            <text:p>188</text:p>
          </table:table-cell>
          <table:table-cell table:style-name="ce13" table:formula="of:=LARGE([.E36:.J36];1)+LARGE([.E36:.J36];2)+LARGE([.E36:.J36];3)+LARGE([.E36:.J36];4)" office:value-type="float" office:value="188">
            <text:p>188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9">
            <text:p>29</text:p>
          </table:table-cell>
          <table:table-cell table:style-name="ce6" office:value-type="string">
            <text:p>Bajkowski Aleksander</text:p>
          </table:table-cell>
          <table:table-cell table:style-name="ce9" office:value-type="string">
            <text:p>FENI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184">
            <text:p>184</text:p>
          </table:table-cell>
          <table:table-cell table:style-name="ce13" table:formula="of:=LARGE([.E37:.J37];1)+LARGE([.E37:.J37];2)+LARGE([.E37:.J37];3)+LARGE([.E37:.J37];4)" office:value-type="float" office:value="184">
            <text:p>184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30">
            <text:p>30</text:p>
          </table:table-cell>
          <table:table-cell table:style-name="ce6" office:value-type="string">
            <text:p>Susłowicz Andrzej</text:p>
          </table:table-cell>
          <table:table-cell table:style-name="ce9" office:value-type="string">
            <text:p>W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35" office:value-type="float" office:value="183">
            <text:p>183</text:p>
          </table:table-cell>
          <table:table-cell table:style-name="ce13" table:formula="of:=LARGE([.E38:.J38];1)+LARGE([.E38:.J38];2)+LARGE([.E38:.J38];3)+LARGE([.E38:.J38];4)" office:value-type="float" office:value="183">
            <text:p>183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1">
            <text:p>31</text:p>
          </table:table-cell>
          <table:table-cell table:style-name="ce6" office:value-type="string">
            <text:p>Trojanowicz Grzegorz </text:p>
          </table:table-cell>
          <table:table-cell table:style-name="ce9" office:value-type="string">
            <text:p>FENIKS</text:p>
          </table:table-cell>
          <table:table-cell table:style-name="ce35" office:value-type="float" office:value="183">
            <text:p>183</text:p>
          </table:table-cell>
          <table:table-cell table:style-name="ce16" office:value-type="float" office:value="0">
            <text:p>0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table:formula="of:=LARGE([.E39:.J39];1)+LARGE([.E39:.J39];2)+LARGE([.E39:.J39];3)+LARGE([.E39:.J39];4)" office:value-type="float" office:value="183">
            <text:p>183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2">
            <text:p>32</text:p>
          </table:table-cell>
          <table:table-cell table:style-name="ce5" office:value-type="string">
            <text:p>Ilnicki Michał</text:p>
          </table:table-cell>
          <table:table-cell table:style-name="ce5" office:value-type="string">
            <text:p>WKS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82">
            <text:p>182</text:p>
          </table:table-cell>
          <table:table-cell table:style-name="ce13" table:formula="of:=LARGE([.E40:.J40];1)+LARGE([.E40:.J40];2)+LARGE([.E40:.J40];3)+LARGE([.E40:.J40];4)" office:value-type="float" office:value="182">
            <text:p>182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3">
            <text:p>33</text:p>
          </table:table-cell>
          <table:table-cell table:style-name="ce5" office:value-type="string">
            <text:p>Kubasik Julia</text:p>
          </table:table-cell>
          <table:table-cell table:style-name="ce5" office:value-type="string">
            <text:p>BURSZTYN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29">
            <text:p>129</text:p>
          </table:table-cell>
          <table:table-cell table:style-name="ce13" table:formula="of:=LARGE([.E41:.J41];1)+LARGE([.E41:.J41];2)+LARGE([.E41:.J41];3)+LARGE([.E41:.J41];4)" office:value-type="float" office:value="129">
            <text:p>129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34">
            <text:p>34</text:p>
          </table:table-cell>
          <table:table-cell table:style-name="ce6" office:value-type="string">
            <text:p>Bourg Remy</text:p>
          </table:table-cell>
          <table:table-cell table:style-name="ce9" office:value-type="string">
            <text:p>FENI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5">
            <text:p>11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LARGE([.E42:.J42];1)+LARGE([.E42:.J42];2)+LARGE([.E42:.J42];3)+LARGE([.E42:.J42];4)" office:value-type="float" office:value="115">
            <text:p>115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35">
            <text:p>35</text:p>
          </table:table-cell>
          <table:table-cell table:style-name="ce6" office:value-type="string">
            <text:p>Szczuplak Sławomir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3" office:value-type="float" office:value="99">
            <text:p>9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LARGE([.E43:.J43];1)+LARGE([.E43:.J43];2)+LARGE([.E43:.J43];3)+LARGE([.E43:.J43];4)" office:value-type="float" office:value="99">
            <text:p>99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36">
            <text:p>36</text:p>
          </table:table-cell>
          <table:table-cell table:style-name="ce5" office:value-type="string">
            <text:p>Kuprewicz Piotr</text:p>
          </table:table-cell>
          <table:table-cell table:style-name="ce5" office:value-type="string">
            <text:p>FENIKS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table:formula="of:=LARGE([.E44:.J44];1)+LARGE([.E44:.J44];2)+LARGE([.E44:.J44];3)+LARGE([.E44:.J44];4)" office:value-type="float" office:value="94">
            <text:p>94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7">
            <text:p>37</text:p>
          </table:table-cell>
          <table:table-cell table:style-name="ce6" office:value-type="string">
            <text:p>Szopa Sławomir</text:p>
          </table:table-cell>
          <table:table-cell table:style-name="ce9" office:value-type="string">
            <text:p>FENIKS</text:p>
          </table:table-cell>
          <table:table-cell table:style-name="ce3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0">
            <text:p>0</text:p>
          </table:table-cell>
          <table:table-cell table:style-name="ce13" table:formula="of:=LARGE([.E45:.J45];1)+LARGE([.E45:.J45];2)+LARGE([.E45:.J45];3)+LARGE([.E45:.J45];4)" office:value-type="float" office:value="91">
            <text:p>91</text:p>
          </table:table-cell>
          <table:table-cell table:style-name="Default"/>
          <table:table-cell table:number-columns-repeated="244"/>
        </table:table-row>
        <table:table-row table:style-name="ro5">
          <table:table-cell table:style-name="Default"/>
          <table:table-cell table:style-name="ce2" office:value-type="float" office:value="38">
            <text:p>38</text:p>
          </table:table-cell>
          <table:table-cell table:style-name="ce5" office:value-type="string">
            <text:p>Gangemi Giuseppe</text:p>
          </table:table-cell>
          <table:table-cell table:style-name="ce5"/>
          <table:table-cell table:number-columns-repeated="2" table:style-name="ce1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90">
            <text:p>90</text:p>
          </table:table-cell>
          <table:table-cell table:style-name="ce13" table:formula="of:=LARGE([.E46:.J46];1)+LARGE([.E46:.J46];2)+LARGE([.E46:.J46];3)+LARGE([.E46:.J46];4)" office:value-type="float" office:value="90">
            <text:p>90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9">
            <text:p>39</text:p>
          </table:table-cell>
          <table:table-cell table:style-name="ce5" office:value-type="string">
            <text:p>Markowski Marcin</text:p>
          </table:table-cell>
          <table:table-cell table:style-name="ce5" office:value-type="string">
            <text:p>FENIK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4">
            <text:p>54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table:formula="of:=LARGE([.E47:.J47];1)+LARGE([.E47:.J47];2)+LARGE([.E47:.J47];3)+LARGE([.E47:.J47];4)" office:value-type="float" office:value="56">
            <text:p>56</text:p>
          </table:table-cell>
          <table:table-cell table:style-name="Default"/>
          <table:table-cell table:number-columns-repeated="244"/>
        </table:table-row>
        <table:table-row table:style-name="ro1" table:number-rows-repeated="17">
          <table:table-cell table:style-name="Default" table:number-columns-repeated="12"/>
          <table:table-cell table:number-columns-repeated="244"/>
        </table:table-row>
        <table:table-row table:style-name="ro1" table:number-rows-repeated="104851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KARABIN DOWOLNY" table:style-name="ta6" table:print="false">
        <office:forms form:automatic-focus="false" form:apply-design-mode="false"/>
        <table:table-column table:style-name="co27" table:default-cell-style-name="Excel_20_Built-in_20_Normal"/>
        <table:table-column table:style-name="co12" table:default-cell-style-name="Excel_20_Built-in_20_Normal"/>
        <table:table-column table:style-name="co28" table:default-cell-style-name="Excel_20_Built-in_20_Normal"/>
        <table:table-column table:style-name="co9" table:default-cell-style-name="Excel_20_Built-in_20_Normal"/>
        <table:table-column table:style-name="co29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7" table:number-columns-repeated="2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36"/>KARABIN DOWOLNY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5" office:value-type="string">
            <text:p>13.05</text:p>
          </table:table-cell>
          <table:table-cell table:style-name="ce15" office:value-type="string">
            <text:p>03.06</text:p>
          </table:table-cell>
          <table:table-cell table:style-name="ce1" office:value-type="string">
            <text:p>09.09</text:p>
          </table:table-cell>
          <table:table-cell table:style-name="ce1" office:value-type="string">
            <text:p>15.10</text:p>
          </table:table-cell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19" office:value-type="string">
            <text:p>Bernacki Marek</text:p>
          </table:table-cell>
          <table:table-cell table:style-name="ce23" office:value-type="string">
            <text:p>FENIKS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81">
            <text:p>181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88">
            <text:p>188</text:p>
          </table:table-cell>
          <table:table-cell table:style-name="ce2" table:formula="of:=LARGE([.E8:.J8];1)+LARGE([.E8:.J8];2)+LARGE([.E8:.J8];3)+LARGE([.E8:.J8];4)" office:value-type="float" office:value="750">
            <text:p>75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19" office:value-type="string">
            <text:p>Nowicki Adam</text:p>
          </table:table-cell>
          <table:table-cell table:style-name="ce23" office:value-type="string">
            <text:p>FENIKS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184">
            <text:p>184</text:p>
          </table:table-cell>
          <table:table-cell table:style-name="ce13" table:formula="of:=LARGE([.E9:.J9];1)+LARGE([.E9:.J9];2)+LARGE([.E9:.J9];3)+LARGE([.E9:.J9];4)" office:value-type="float" office:value="747">
            <text:p>74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19" office:value-type="string">
            <text:p>Kozaczuk Jarosław</text:p>
          </table:table-cell>
          <table:table-cell table:style-name="ce23" office:value-type="string">
            <text:p>FENIKS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85">
            <text:p>1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89">
            <text:p>189</text:p>
          </table:table-cell>
          <table:table-cell table:style-name="ce2" table:formula="of:=LARGE([.E10:.J10];1)+LARGE([.E10:.J10];2)+LARGE([.E10:.J10];3)+LARGE([.E10:.J10];4)" office:value-type="float" office:value="736">
            <text:p>73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37" office:value-type="string">
            <text:p>Gawrońska-Kuc Lilianna</text:p>
          </table:table-cell>
          <table:table-cell table:style-name="ce23" office:value-type="string">
            <text:p>FENIKS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178">
            <text:p>178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182">
            <text:p>182</text:p>
          </table:table-cell>
          <table:table-cell table:style-name="ce13" table:formula="of:=LARGE([.E11:.J11];1)+LARGE([.E11:.J11];2)+LARGE([.E11:.J11];3)+LARGE([.E11:.J11];4)" office:value-type="float" office:value="732">
            <text:p>73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Adamski Tomasz</text:p>
          </table:table-cell>
          <table:table-cell table:style-name="ce6" office:value-type="string">
            <text:p>FENIKS</text:p>
          </table:table-cell>
          <table:table-cell table:style-name="ce13" office:value-type="float" office:value="0">
            <text:p>0</text:p>
          </table:table-cell>
          <table:table-cell table:style-name="ce24" office:value-type="float" office:value="155">
            <text:p>15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47">
            <text:p>147</text:p>
          </table:table-cell>
          <table:table-cell table:style-name="ce13" table:formula="of:=LARGE([.E12:.J12];1)+LARGE([.E12:.J12];2)+LARGE([.E12:.J12];3)+LARGE([.E12:.J12];4)" office:value-type="float" office:value="554">
            <text:p>55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19" office:value-type="string">
            <text:p>Sobiś Bronisław</text:p>
          </table:table-cell>
          <table:table-cell table:style-name="ce23" office:value-type="string">
            <text:p>FENIKS</text:p>
          </table:table-cell>
          <table:table-cell table:style-name="ce40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0">
            <text:p>0</text:p>
          </table:table-cell>
          <table:table-cell table:style-name="ce13" table:formula="of:=LARGE([.E13:.J13];1)+LARGE([.E13:.J13];2)+LARGE([.E13:.J13];3)+LARGE([.E13:.J13];4)" office:value-type="float" office:value="548">
            <text:p>54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19" office:value-type="string">
            <text:p>Buda Przemysław</text:p>
          </table:table-cell>
          <table:table-cell table:style-name="ce19" office:value-type="string">
            <text:p>BURSZTYN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76">
            <text:p>176</text:p>
          </table:table-cell>
          <table:table-cell table:style-name="ce2" table:formula="of:=LARGE([.E14:.J14];1)+LARGE([.E14:.J14];2)+LARGE([.E14:.J14];3)+LARGE([.E14:.J14];4)" office:value-type="float" office:value="546">
            <text:p>54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19" office:value-type="string">
            <text:p>Galbierczyk Sylwester</text:p>
          </table:table-cell>
          <table:table-cell table:style-name="ce19" office:value-type="string">
            <text:p>FENIKS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33">
            <text:p>133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151">
            <text:p>151</text:p>
          </table:table-cell>
          <table:table-cell table:style-name="ce2" table:formula="of:=LARGE([.E15:.J15];1)+LARGE([.E15:.J15];2)+LARGE([.E15:.J15];3)+LARGE([.E15:.J15];4)" office:value-type="float" office:value="438">
            <text:p>43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19" office:value-type="string">
            <text:p>Horniczan Karol</text:p>
          </table:table-cell>
          <table:table-cell table:style-name="ce23" office:value-type="string">
            <text:p>FENIKS</text:p>
          </table:table-cell>
          <table:table-cell table:style-name="ce24" office:value-type="float" office:value="133">
            <text:p>1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0">
            <text:p>0</text:p>
          </table:table-cell>
          <table:table-cell table:style-name="ce13" table:formula="of:=LARGE([.E16:.J16];1)+LARGE([.E16:.J16];2)+LARGE([.E16:.J16];3)+LARGE([.E16:.J16];4)" office:value-type="float" office:value="414">
            <text:p>41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38" office:value-type="string">
            <text:p>Markowski Robert</text:p>
          </table:table-cell>
          <table:table-cell table:style-name="ce23" office:value-type="string">
            <text:p>FENIKS</text:p>
          </table:table-cell>
          <table:table-cell table:number-columns-repeated="2" table:style-name="ce24" office:value-type="float" office:value="0">
            <text:p>0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55">
            <text:p>155</text:p>
          </table:table-cell>
          <table:table-cell table:style-name="ce2" table:formula="of:=LARGE([.E17:.J17];1)+LARGE([.E17:.J17];2)+LARGE([.E17:.J17];3)+LARGE([.E17:.J17];4)" office:value-type="float" office:value="393">
            <text:p>39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19" office:value-type="string">
            <text:p>Pecican Liviu</text:p>
          </table:table-cell>
          <table:table-cell table:style-name="ce23" office:value-type="string">
            <text:p>FENIKS</text:p>
          </table:table-cell>
          <table:table-cell table:style-name="ce40" office:value-type="float" office:value="0">
            <text:p>0</text:p>
          </table:table-cell>
          <table:table-cell table:style-name="ce24" office:value-type="float" office:value="194">
            <text:p>194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95">
            <text:p>195</text:p>
          </table:table-cell>
          <table:table-cell table:style-name="ce13" table:formula="of:=LARGE([.E18:.J18];1)+LARGE([.E18:.J18];2)+LARGE([.E18:.J18];3)+LARGE([.E18:.J18];4)" office:value-type="float" office:value="389">
            <text:p>38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19" office:value-type="string">
            <text:p>Lewszyk Robert</text:p>
          </table:table-cell>
          <table:table-cell table:style-name="ce23" office:value-type="string">
            <text:p>FENIKS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0">
            <text:p>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99">
            <text:p>9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LARGE([.E19:.J19];1)+LARGE([.E19:.J19];2)+LARGE([.E19:.J19];3)+LARGE([.E19:.J19];4)" office:value-type="float" office:value="380">
            <text:p>38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19" office:value-type="string">
            <text:p>Gładzki Adam</text:p>
          </table:table-cell>
          <table:table-cell table:style-name="ce23" office:value-type="string">
            <text:p>FENIKS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119">
            <text:p>11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117">
            <text:p>117</text:p>
          </table:table-cell>
          <table:table-cell table:style-name="ce13" table:formula="of:=LARGE([.E20:.J20];1)+LARGE([.E20:.J20];2)+LARGE([.E20:.J20];3)+LARGE([.E20:.J20];4)" office:value-type="float" office:value="377">
            <text:p>37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19" office:value-type="string">
            <text:p>Buda Mariusz</text:p>
          </table:table-cell>
          <table:table-cell table:style-name="ce19" office:value-type="string">
            <text:p>BURSZTYN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0">
            <text:p>0</text:p>
          </table:table-cell>
          <table:table-cell table:style-name="ce13" table:formula="of:=LARGE([.E21:.J21];1)+LARGE([.E21:.J21];2)+LARGE([.E21:.J21];3)+LARGE([.E21:.J21];4)" office:value-type="float" office:value="368">
            <text:p>36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19" office:value-type="string">
            <text:p>Nowak Tadeusz</text:p>
          </table:table-cell>
          <table:table-cell table:style-name="ce19" office:value-type="string">
            <text:p>FENIKS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188">
            <text:p>188</text:p>
          </table:table-cell>
          <table:table-cell table:style-name="ce24" office:value-type="float" office:value="0">
            <text:p>0</text:p>
          </table:table-cell>
          <table:table-cell table:style-name="ce13" table:formula="of:=LARGE([.E22:.J22];1)+LARGE([.E22:.J22];2)+LARGE([.E22:.J22];3)+LARGE([.E22:.J22];4)" office:value-type="float" office:value="368">
            <text:p>36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19" office:value-type="string">
            <text:p>Koszałko Stanisław</text:p>
          </table:table-cell>
          <table:table-cell table:style-name="ce23" office:value-type="string">
            <text:p>FENIKS</text:p>
          </table:table-cell>
          <table:table-cell table:style-name="ce13" office:value-type="float" office:value="134">
            <text:p>1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0">
            <text:p>11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19">
            <text:p>119</text:p>
          </table:table-cell>
          <table:table-cell table:style-name="ce13" table:formula="of:=LARGE([.E23:.J23];1)+LARGE([.E23:.J23];2)+LARGE([.E23:.J23];3)+LARGE([.E23:.J23];4)" office:value-type="float" office:value="363">
            <text:p>36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19" office:value-type="string">
            <text:p>Sobiński Daniel</text:p>
          </table:table-cell>
          <table:table-cell table:style-name="ce19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166">
            <text:p>166</text:p>
          </table:table-cell>
          <table:table-cell table:style-name="ce24" office:value-type="float" office:value="182">
            <text:p>182</text:p>
          </table:table-cell>
          <table:table-cell table:style-name="ce13" table:formula="of:=LARGE([.E24:.J24];1)+LARGE([.E24:.J24];2)+LARGE([.E24:.J24];3)+LARGE([.E24:.J24];4)" office:value-type="float" office:value="348">
            <text:p>34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19" office:value-type="string">
            <text:p>Patysiak Anna</text:p>
          </table:table-cell>
          <table:table-cell table:style-name="ce19" office:value-type="string">
            <text:p>BURSZTYN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169">
            <text:p>169</text:p>
          </table:table-cell>
          <table:table-cell table:style-name="ce13" table:formula="of:=LARGE([.E25:.J25];1)+LARGE([.E25:.J25];2)+LARGE([.E25:.J25];3)+LARGE([.E25:.J25];4)" office:value-type="float" office:value="341">
            <text:p>34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19" office:value-type="string">
            <text:p>Pawlik Paweł</text:p>
          </table:table-cell>
          <table:table-cell table:style-name="ce19" office:value-type="string">
            <text:p>FENIKS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7">
            <text:p>157</text:p>
          </table:table-cell>
          <table:table-cell table:style-name="ce13" table:formula="of:=LARGE([.E26:.J26];1)+LARGE([.E26:.J26];2)+LARGE([.E26:.J26];3)+LARGE([.E26:.J26];4)" office:value-type="float" office:value="317">
            <text:p>317</text:p>
          </table:table-cell>
          <table:table-cell table:number-columns-repeated="245"/>
        </table:table-row>
        <table:table-row table:style-name="ro1">
          <table:table-cell table:style-name="Default"/>
          <table:table-cell table:style-name="ce2" office:value-type="float" office:value="20">
            <text:p>20</text:p>
          </table:table-cell>
          <table:table-cell table:style-name="ce39" office:value-type="string">
            <text:p>Knap Marek</text:p>
          </table:table-cell>
          <table:table-cell table:style-name="ce23" office:value-type="string">
            <text:p>FENIKS</text:p>
          </table:table-cell>
          <table:table-cell table:number-columns-repeated="2" table:style-name="ce24" office:value-type="float" office:value="0">
            <text:p>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156">
            <text:p>15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LARGE([.E27:.J27];1)+LARGE([.E27:.J27];2)+LARGE([.E27:.J27];3)+LARGE([.E27:.J27];4)" office:value-type="float" office:value="254">
            <text:p>254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1">
            <text:p>21</text:p>
          </table:table-cell>
          <table:table-cell table:style-name="ce19" office:value-type="string">
            <text:p>Gierszon Rafał</text:p>
          </table:table-cell>
          <table:table-cell table:style-name="ce23" office:value-type="string">
            <text:p>FENIKS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0">
            <text:p>0</text:p>
          </table:table-cell>
          <table:table-cell table:style-name="ce13" table:formula="of:=LARGE([.E28:.J28];1)+LARGE([.E28:.J28];2)+LARGE([.E28:.J28];3)+LARGE([.E28:.J28];4)" office:value-type="float" office:value="233">
            <text:p>233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2">
            <text:p>22</text:p>
          </table:table-cell>
          <table:table-cell table:style-name="ce19" office:value-type="string">
            <text:p>Babula Ryszard</text:p>
          </table:table-cell>
          <table:table-cell table:style-name="ce23" office:value-type="string">
            <text:p>FENIK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96">
            <text:p>9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13" table:formula="of:=LARGE([.E29:.J29];1)+LARGE([.E29:.J29];2)+LARGE([.E29:.J29];3)+LARGE([.E29:.J29];4)" office:value-type="float" office:value="218">
            <text:p>218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3">
            <text:p>23</text:p>
          </table:table-cell>
          <table:table-cell table:style-name="ce5" office:value-type="string">
            <text:p>Pierzga Dariusz</text:p>
          </table:table-cell>
          <table:table-cell table:style-name="ce5" office:value-type="string">
            <text:p>FENIKS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91">
            <text:p>9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LARGE([.E30:.J30];1)+LARGE([.E30:.J30];2)+LARGE([.E30:.J30];3)+LARGE([.E30:.J30];4)" office:value-type="float" office:value="207">
            <text:p>207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4">
            <text:p>24</text:p>
          </table:table-cell>
          <table:table-cell table:style-name="ce19" office:value-type="string">
            <text:p>Morkowski Mikołaj</text:p>
          </table:table-cell>
          <table:table-cell table:style-name="ce19" office:value-type="string">
            <text:p>BURSZTYN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94">
            <text:p>19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13" table:formula="of:=LARGE([.E31:.J31];1)+LARGE([.E31:.J31];2)+LARGE([.E31:.J31];3)+LARGE([.E31:.J31];4)" office:value-type="float" office:value="194">
            <text:p>194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5">
            <text:p>25</text:p>
          </table:table-cell>
          <table:table-cell table:style-name="ce6" office:value-type="string">
            <text:p>Kubasik Julia</text:p>
          </table:table-cell>
          <table:table-cell table:style-name="ce6" office:value-type="string">
            <text:p>BURSZTYN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93">
            <text:p>193</text:p>
          </table:table-cell>
          <table:table-cell table:style-name="ce13" table:formula="of:=LARGE([.E32:.J32];1)+LARGE([.E32:.J32];2)+LARGE([.E32:.J32];3)+LARGE([.E32:.J32];4)" office:value-type="float" office:value="193">
            <text:p>193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6">
            <text:p>26</text:p>
          </table:table-cell>
          <table:table-cell table:style-name="ce19" office:value-type="string">
            <text:p>Szczuplak Sławomir</text:p>
          </table:table-cell>
          <table:table-cell table:style-name="ce19" office:value-type="string">
            <text:p>FENIKS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0">
            <text:p>0</text:p>
          </table:table-cell>
          <table:table-cell table:style-name="ce13" table:formula="of:=LARGE([.E33:.J33];1)+LARGE([.E33:.J33];2)+LARGE([.E33:.J33];3)+LARGE([.E33:.J33];4)" office:value-type="float" office:value="168">
            <text:p>168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7">
            <text:p>27</text:p>
          </table:table-cell>
          <table:table-cell table:style-name="ce6" office:value-type="string">
            <text:p>Trzepadlek Zbigiew</text:p>
          </table:table-cell>
          <table:table-cell table:style-name="ce6" office:value-type="string">
            <text:p>FENIKS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47">
            <text:p>147</text:p>
          </table:table-cell>
          <table:table-cell table:style-name="ce13" table:formula="of:=LARGE([.E34:.J34];1)+LARGE([.E34:.J34];2)+LARGE([.E34:.J34];3)+LARGE([.E34:.J34];4)" office:value-type="float" office:value="147">
            <text:p>147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8">
            <text:p>28</text:p>
          </table:table-cell>
          <table:table-cell table:style-name="ce6" office:value-type="string">
            <text:p>Kuprewicz Piotr</text:p>
          </table:table-cell>
          <table:table-cell table:style-name="ce6" office:value-type="string">
            <text:p>FENIKS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0">
            <text:p>0</text:p>
          </table:table-cell>
          <table:table-cell table:number-columns-repeated="4" table:style-name="ce24" office:value-type="float" office:value="0">
            <text:p>0</text:p>
          </table:table-cell>
          <table:table-cell table:style-name="ce13" table:formula="of:=LARGE([.E35:.J35];1)+LARGE([.E35:.J35];2)+LARGE([.E35:.J35];3)+LARGE([.E35:.J35];4)" office:value-type="float" office:value="114">
            <text:p>114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29">
            <text:p>29</text:p>
          </table:table-cell>
          <table:table-cell table:style-name="ce19" office:value-type="string">
            <text:p>Gangemi Giuseppe</text:p>
          </table:table-cell>
          <table:table-cell table:style-name="ce19" office:value-type="string">
            <text:p>WKS</text:p>
          </table:table-cell>
          <table:table-cell table:number-columns-repeated="5" table:style-name="ce24" office:value-type="float" office:value="0">
            <text:p>0</text:p>
          </table:table-cell>
          <table:table-cell table:style-name="ce24" office:value-type="float" office:value="113">
            <text:p>113</text:p>
          </table:table-cell>
          <table:table-cell table:style-name="ce13" table:formula="of:=LARGE([.E36:.J36];1)+LARGE([.E36:.J36];2)+LARGE([.E36:.J36];3)+LARGE([.E36:.J36];4)" office:value-type="float" office:value="113">
            <text:p>113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0">
            <text:p>30</text:p>
          </table:table-cell>
          <table:table-cell table:style-name="ce19" office:value-type="string">
            <text:p>Zarzycki Michał</text:p>
          </table:table-cell>
          <table:table-cell table:style-name="ce19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0">
            <text:p>0</text:p>
          </table:table-cell>
          <table:table-cell table:style-name="ce13" table:formula="of:=LARGE([.E37:.J37];1)+LARGE([.E37:.J37];2)+LARGE([.E37:.J37];3)+LARGE([.E37:.J37];4)" office:value-type="float" office:value="102">
            <text:p>102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1">
            <text:p>31</text:p>
          </table:table-cell>
          <table:table-cell table:style-name="ce19" office:value-type="string">
            <text:p>Dera Piotr</text:p>
          </table:table-cell>
          <table:table-cell table:style-name="ce19" office:value-type="string">
            <text:p>FENIKS</text:p>
          </table:table-cell>
          <table:table-cell table:number-columns-repeated="5" table:style-name="ce24" office:value-type="float" office:value="0">
            <text:p>0</text:p>
          </table:table-cell>
          <table:table-cell table:style-name="ce24" office:value-type="float" office:value="97">
            <text:p>97</text:p>
          </table:table-cell>
          <table:table-cell table:style-name="ce13" table:formula="of:=LARGE([.E38:.J38];1)+LARGE([.E38:.J38];2)+LARGE([.E38:.J38];3)+LARGE([.E38:.J38];4)" office:value-type="float" office:value="97">
            <text:p>97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Default"/>
          <table:table-cell table:style-name="ce2" office:value-type="float" office:value="32">
            <text:p>32</text:p>
          </table:table-cell>
          <table:table-cell table:style-name="ce6" office:value-type="string">
            <text:p>Markowski Marcin</text:p>
          </table:table-cell>
          <table:table-cell table:style-name="ce6" office:value-type="string">
            <text:p>FENIKS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55">
            <text:p>5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table:formula="of:=LARGE([.E39:.J39];1)+LARGE([.E39:.J39];2)+LARGE([.E39:.J39];3)+LARGE([.E39:.J39];4)" office:value-type="float" office:value="73">
            <text:p>73</text:p>
          </table:table-cell>
          <table:table-cell table:style-name="Default"/>
          <table:table-cell table:number-columns-repeated="244"/>
        </table:table-row>
        <table:table-row table:style-name="ro1" table:number-rows-repeated="10">
          <table:table-cell table:style-name="Default" table:number-columns-repeated="12"/>
          <table:table-cell table:number-columns-repeated="244"/>
        </table:table-row>
        <table:table-row table:style-name="ro1" table:number-rows-repeated="1048526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PISTOLET CENTRALNEGO ZAPŁONU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2" table:default-cell-style-name="Excel_20_Built-in_20_Normal"/>
        <table:table-column table:style-name="co1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1"/>
        </table:table-row>
        <table:table-row table:style-name="ro3">
          <table:table-cell table:number-columns-repeated="2"/>
          <table:table-cell table:style-name="ce4" office:value-type="string">
            <text:p><text:s text:c="22"/>PISTOLET CENTRALNEGO ZAPŁONU</text:p>
          </table:table-cell>
          <table:table-cell table:style-name="ce8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office:value-type="string">
            <text:p>13.05</text:p>
          </table:table-cell>
          <table:table-cell table:style-name="ce1" office:value-type="string">
            <text:p>03.06</text:p>
          </table:table-cell>
          <table:table-cell table:style-name="ce1" office:value-type="string">
            <text:p>09.09</text:p>
          </table:table-cell>
          <table:table-cell table:style-name="ce15" office:value-type="string">
            <text:p>15.10</text:p>
          </table:table-cell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Niemirowski Witold</text:p>
          </table:table-cell>
          <table:table-cell table:style-name="ce5" office:value-type="string">
            <text:p>COLT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79">
            <text:p>179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90">
            <text:p>190</text:p>
          </table:table-cell>
          <table:table-cell table:style-name="ce13" table:formula="of:=LARGE([.E8:.J8];1)+LARGE([.E8:.J8];2)+LARGE([.E8:.J8];3)+LARGE([.E8:.J8];4)" office:value-type="float" office:value="739">
            <text:p>73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Bernacki Marek</text:p>
          </table:table-cell>
          <table:table-cell table:style-name="ce6" office:value-type="string">
            <text:p>FENIK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177">
            <text:p>177</text:p>
          </table:table-cell>
          <table:table-cell table:number-columns-repeated="2" table:style-name="ce13" office:value-type="float" office:value="170">
            <text:p>170</text:p>
          </table:table-cell>
          <table:table-cell table:style-name="ce13" table:formula="of:=LARGE([.E9:.J9];1)+LARGE([.E9:.J9];2)+LARGE([.E9:.J9];3)+LARGE([.E9:.J9];4)" office:value-type="float" office:value="697">
            <text:p>69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6" office:value-type="string">
            <text:p>Nowicki Adam</text:p>
          </table:table-cell>
          <table:table-cell table:style-name="ce9" office:value-type="string">
            <text:p>FENIKS</text:p>
          </table:table-cell>
          <table:table-cell table:style-name="ce16" office:value-type="float" office:value="150">
            <text:p>150</text:p>
          </table:table-cell>
          <table:table-cell table:style-name="ce16" office:value-type="float" office:value="175">
            <text:p>17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59">
            <text:p>159</text:p>
          </table:table-cell>
          <table:table-cell table:style-name="ce13" table:formula="of:=LARGE([.E10:.J10];1)+LARGE([.E10:.J10];2)+LARGE([.E10:.J10];3)+LARGE([.E10:.J10];4)" office:value-type="float" office:value="695">
            <text:p>69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6" office:value-type="string">
            <text:p>Nowak Tadeusz</text:p>
          </table:table-cell>
          <table:table-cell table:style-name="ce6" office:value-type="string">
            <text:p>FENIKS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0">
            <text:p>0</text:p>
          </table:table-cell>
          <table:table-cell table:style-name="ce13" table:formula="of:=LARGE([.E11:.J11];1)+LARGE([.E11:.J11];2)+LARGE([.E11:.J11];3)+LARGE([.E11:.J11];4)" office:value-type="float" office:value="680">
            <text:p>68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Galbierczyk Sylwester</text:p>
          </table:table-cell>
          <table:table-cell table:style-name="ce6" office:value-type="string">
            <text:p>FENIKS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55">
            <text:p>1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float" office:value="171">
            <text:p>171</text:p>
          </table:table-cell>
          <table:table-cell table:style-name="ce13" table:formula="of:=LARGE([.E12:.J12];1)+LARGE([.E12:.J12];2)+LARGE([.E12:.J12];3)+LARGE([.E12:.J12];4)" office:value-type="float" office:value="657">
            <text:p>65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27" office:value-type="string">
            <text:p>Gawrońska-Kuc Lilianna</text:p>
          </table:table-cell>
          <table:table-cell table:style-name="ce6" office:value-type="string">
            <text:p>FENIKS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54">
            <text:p>154</text:p>
          </table:table-cell>
          <table:table-cell table:style-name="ce13" table:formula="of:=LARGE([.E13:.J13];1)+LARGE([.E13:.J13];2)+LARGE([.E13:.J13];3)+LARGE([.E13:.J13];4)" office:value-type="float" office:value="601">
            <text:p>60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Kozaczuk Jarosław</text:p>
          </table:table-cell>
          <table:table-cell table:style-name="ce6" office:value-type="string">
            <text:p>FENIKS</text:p>
          </table:table-cell>
          <table:table-cell table:style-name="ce13" office:value-type="float" office:value="165">
            <text:p>16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68">
            <text:p>168</text:p>
          </table:table-cell>
          <table:table-cell table:style-name="ce13" table:formula="of:=LARGE([.E14:.J14];1)+LARGE([.E14:.J14];2)+LARGE([.E14:.J14];3)+LARGE([.E14:.J14];4)" office:value-type="float" office:value="508">
            <text:p>50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Koszałko Stanisław</text:p>
          </table:table-cell>
          <table:table-cell table:style-name="ce6" office:value-type="string">
            <text:p>FENIKS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55">
            <text:p>15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32">
            <text:p>132</text:p>
          </table:table-cell>
          <table:table-cell table:style-name="ce13" table:formula="of:=LARGE([.E15:.J15];1)+LARGE([.E15:.J15];2)+LARGE([.E15:.J15];3)+LARGE([.E15:.J15];4)" office:value-type="float" office:value="426">
            <text:p>42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6" office:value-type="string">
            <text:p>Adamski Tomasz</text:p>
          </table:table-cell>
          <table:table-cell table:style-name="ce6" office:value-type="string">
            <text:p>FENIKS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145">
            <text:p>145</text:p>
          </table:table-cell>
          <table:table-cell table:style-name="ce13" table:formula="of:=LARGE([.E16:.J16];1)+LARGE([.E16:.J16];2)+LARGE([.E16:.J16];3)+LARGE([.E16:.J16];4)" office:value-type="float" office:value="338">
            <text:p>338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0">
            <text:p>10</text:p>
          </table:table-cell>
          <table:table-cell table:style-name="ce6" office:value-type="string">
            <text:p>Sobiński Daniel</text:p>
          </table:table-cell>
          <table:table-cell table:style-name="ce6" office:value-type="string">
            <text:p>FENIKS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58">
            <text:p>158</text:p>
          </table:table-cell>
          <table:table-cell table:style-name="ce13" table:formula="of:=LARGE([.E17:.J17];1)+LARGE([.E17:.J17];2)+LARGE([.E17:.J17];3)+LARGE([.E17:.J17];4)" office:value-type="float" office:value="323">
            <text:p>32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1">
            <text:p>11</text:p>
          </table:table-cell>
          <table:table-cell table:style-name="ce6" office:value-type="string">
            <text:p>Gierszon Rafał</text:p>
          </table:table-cell>
          <table:table-cell table:style-name="ce6" office:value-type="string">
            <text:p>FENIK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43">
            <text:p>143</text:p>
          </table:table-cell>
          <table:table-cell table:style-name="ce28" table:formula="of:=LARGE([.E18:.J18];1)+LARGE([.E18:.J18];2)+LARGE([.E18:.J18];3)+LARGE([.E18:.J18];4)" office:value-type="float" office:value="318">
            <text:p>31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Starczewski Bartosz</text:p>
          </table:table-cell>
          <table:table-cell table:style-name="ce6" office:value-type="string">
            <text:p>FENIKS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51">
            <text:p>151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table:formula="of:=LARGE([.E19:.J19];1)+LARGE([.E19:.J19];2)+LARGE([.E19:.J19];3)+LARGE([.E19:.J19];4)" office:value-type="float" office:value="303">
            <text:p>30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6" office:value-type="string">
            <text:p>Pierzga Dariusz</text:p>
          </table:table-cell>
          <table:table-cell table:style-name="ce6" office:value-type="string">
            <text:p>FENIKS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32">
            <text:p>132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LARGE([.E20:.J20];1)+LARGE([.E20:.J20];2)+LARGE([.E20:.J20];3)+LARGE([.E20:.J20];4)" office:value-type="float" office:value="265">
            <text:p>2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6" office:value-type="string">
            <text:p>Markowski Robert</text:p>
          </table:table-cell>
          <table:table-cell table:style-name="ce6" office:value-type="string">
            <text:p>FENIKS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147">
            <text:p>147</text:p>
          </table:table-cell>
          <table:table-cell table:style-name="ce13" table:formula="of:=LARGE([.E21:.J21];1)+LARGE([.E21:.J21];2)+LARGE([.E21:.J21];3)+LARGE([.E21:.J21];4)" office:value-type="float" office:value="242">
            <text:p>24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5">
            <text:p>15</text:p>
          </table:table-cell>
          <table:table-cell table:style-name="ce5" office:value-type="string">
            <text:p>Lewszyk Robert</text:p>
          </table:table-cell>
          <table:table-cell table:style-name="ce5" office:value-type="string">
            <text:p>FENIK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93">
            <text:p>93</text:p>
          </table:table-cell>
          <table:table-cell table:style-name="ce13" table:formula="of:=LARGE([.E22:.J22];1)+LARGE([.E22:.J22];2)+LARGE([.E22:.J22];3)+LARGE([.E22:.J22];4)" office:value-type="float" office:value="197">
            <text:p>197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6">
            <text:p>16</text:p>
          </table:table-cell>
          <table:table-cell table:style-name="ce6" office:value-type="string">
            <text:p>Susłowicz Andrzej</text:p>
          </table:table-cell>
          <table:table-cell table:style-name="ce6" office:value-type="string">
            <text:p>COLT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81">
            <text:p>181</text:p>
          </table:table-cell>
          <table:table-cell table:style-name="ce13" table:formula="of:=LARGE([.E23:.J23];1)+LARGE([.E23:.J23];2)+LARGE([.E23:.J23];3)+LARGE([.E23:.J23];4)" office:value-type="float" office:value="181">
            <text:p>18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6" office:value-type="string">
            <text:p>Ilnicki Michał</text:p>
          </table:table-cell>
          <table:table-cell table:style-name="ce6" office:value-type="string">
            <text:p>WKS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78">
            <text:p>178</text:p>
          </table:table-cell>
          <table:table-cell table:style-name="ce13" table:formula="of:=LARGE([.E24:.J24];1)+LARGE([.E24:.J24];2)+LARGE([.E24:.J24];3)+LARGE([.E24:.J24];4)" office:value-type="float" office:value="178">
            <text:p>178</text:p>
          </table:table-cell>
          <table:table-cell table:style-name="Default"/>
          <table:table-cell table:number-columns-repeated="244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6" office:value-type="string">
            <text:p>Zarzycki Michał</text:p>
          </table:table-cell>
          <table:table-cell table:style-name="ce6" office:value-type="string">
            <text:p>FENIKS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95">
            <text:p>95</text:p>
          </table:table-cell>
          <table:table-cell table:style-name="ce13" table:formula="of:=LARGE([.E25:.J25];1)+LARGE([.E25:.J25];2)+LARGE([.E25:.J25];3)+LARGE([.E25:.J25];4)" office:value-type="float" office:value="173">
            <text:p>173</text:p>
          </table:table-cell>
          <table:table-cell table:style-name="Default"/>
          <table:table-cell table:number-columns-repeated="244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6" office:value-type="string">
            <text:p>Żmuda Paweł</text:p>
          </table:table-cell>
          <table:table-cell table:style-name="ce6" office:value-type="string">
            <text:p>COLT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72">
            <text:p>172</text:p>
          </table:table-cell>
          <table:table-cell table:style-name="ce13" table:formula="of:=LARGE([.E26:.J26];1)+LARGE([.E26:.J26];2)+LARGE([.E26:.J26];3)+LARGE([.E26:.J26];4)" office:value-type="float" office:value="172">
            <text:p>172</text:p>
          </table:table-cell>
          <table:table-cell table:style-name="Default"/>
          <table:table-cell table:number-columns-repeated="244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6" office:value-type="string">
            <text:p>Hasiak Tomasz</text:p>
          </table:table-cell>
          <table:table-cell table:style-name="ce6" office:value-type="string">
            <text:p>FENIK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0">
            <text:p>0</text:p>
          </table:table-cell>
          <table:table-cell table:style-name="ce13" table:formula="of:=LARGE([.E27:.J27];1)+LARGE([.E27:.J27];2)+LARGE([.E27:.J27];3)+LARGE([.E27:.J27];4)" office:value-type="float" office:value="170">
            <text:p>170</text:p>
          </table:table-cell>
          <table:table-cell table:style-name="Default"/>
          <table:table-cell table:number-columns-repeated="244"/>
        </table:table-row>
        <table:table-row table:style-name="ro5">
          <table:table-cell/>
          <table:table-cell table:style-name="ce2" office:value-type="float" office:value="21">
            <text:p>21</text:p>
          </table:table-cell>
          <table:table-cell table:style-name="ce6" office:value-type="string">
            <text:p>Szczuplak Sławomir</text:p>
          </table:table-cell>
          <table:table-cell table:style-name="ce6" office:value-type="string">
            <text:p>FENIKS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 table:style-name="ce13" office:value-type="float" office:value="74">
            <text:p>74</text:p>
          </table:table-cell>
          <table:table-cell table:style-name="ce13" table:formula="of:=LARGE([.E28:.J28];1)+LARGE([.E28:.J28];2)+LARGE([.E28:.J28];3)+LARGE([.E28:.J28];4)" office:value-type="float" office:value="148">
            <text:p>148</text:p>
          </table:table-cell>
          <table:table-cell table:style-name="Default"/>
          <table:table-cell table:number-columns-repeated="244"/>
        </table:table-row>
        <table:table-row table:style-name="ro5">
          <table:table-cell/>
          <table:table-cell table:style-name="ce2" office:value-type="float" office:value="22">
            <text:p>22</text:p>
          </table:table-cell>
          <table:table-cell table:style-name="ce6" office:value-type="string">
            <text:p>Horniczan Karol</text:p>
          </table:table-cell>
          <table:table-cell table:style-name="ce6" office:value-type="string">
            <text:p>FENIKS</text:p>
          </table:table-cell>
          <table:table-cell table:style-name="ce13" office:value-type="float" office:value="138">
            <text:p>138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table:formula="of:=LARGE([.E29:.J29];1)+LARGE([.E29:.J29];2)+LARGE([.E29:.J29];3)+LARGE([.E29:.J29];4)" office:value-type="float" office:value="138">
            <text:p>138</text:p>
          </table:table-cell>
          <table:table-cell table:style-name="Default"/>
          <table:table-cell table:number-columns-repeated="244"/>
        </table:table-row>
        <table:table-row table:style-name="ro5">
          <table:table-cell/>
          <table:table-cell table:style-name="ce2" office:value-type="float" office:value="23">
            <text:p>23</text:p>
          </table:table-cell>
          <table:table-cell table:style-name="ce6" office:value-type="string">
            <text:p>Gangemi Guseppe</text:p>
          </table:table-cell>
          <table:table-cell table:style-name="ce6" office:value-type="string">
            <text:p>SSPC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00">
            <text:p>100</text:p>
          </table:table-cell>
          <table:table-cell table:style-name="ce13" table:formula="of:=LARGE([.E30:.J30];1)+LARGE([.E30:.J30];2)+LARGE([.E30:.J30];3)+LARGE([.E30:.J30];4)" office:value-type="float" office:value="100">
            <text:p>100</text:p>
          </table:table-cell>
          <table:table-cell table:style-name="Default"/>
          <table:table-cell table:number-columns-repeated="244"/>
        </table:table-row>
        <table:table-row table:style-name="ro5">
          <table:table-cell/>
          <table:table-cell table:style-name="ce2" office:value-type="float" office:value="24">
            <text:p>24</text:p>
          </table:table-cell>
          <table:table-cell table:style-name="ce6" office:value-type="string">
            <text:p>Gładzki Adam</text:p>
          </table:table-cell>
          <table:table-cell table:style-name="ce6" office:value-type="string">
            <text:p>FENIKS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7">
            <text:p>47</text:p>
          </table:table-cell>
          <table:table-cell table:style-name="ce13" table:formula="of:=LARGE([.E31:.J31];1)+LARGE([.E31:.J31];2)+LARGE([.E31:.J31];3)+LARGE([.E31:.J31];4)" office:value-type="float" office:value="91">
            <text:p>91</text:p>
          </table:table-cell>
          <table:table-cell table:style-name="Default"/>
          <table:table-cell table:number-columns-repeated="244"/>
        </table:table-row>
        <table:table-row table:style-name="ro5">
          <table:table-cell/>
          <table:table-cell table:style-name="ce2" office:value-type="float" office:value="25">
            <text:p>25</text:p>
          </table:table-cell>
          <table:table-cell table:style-name="ce5" office:value-type="string">
            <text:p>Kuprewicz Piotr</text:p>
          </table:table-cell>
          <table:table-cell table:style-name="ce5" office:value-type="string">
            <text:p>FENIKS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13" table:formula="of:=LARGE([.E32:.J32];1)+LARGE([.E32:.J32];2)+LARGE([.E32:.J32];3)+LARGE([.E32:.J32];4)" office:value-type="float" office:value="63">
            <text:p>63</text:p>
          </table:table-cell>
          <table:table-cell table:style-name="Default"/>
          <table:table-cell table:number-columns-repeated="244"/>
        </table:table-row>
        <table:table-row table:style-name="ro5" table:number-rows-repeated="14">
          <table:table-cell/>
          <table:table-cell table:style-name="Default" table:number-columns-repeated="11"/>
          <table:table-cell table:number-columns-repeated="244"/>
        </table:table-row>
        <table:table-row table:style-name="ro5" table:number-rows-repeated="1048529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PISTOLET OBRONNY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column table:style-name="co21" table:default-cell-style-name="Default"/>
        <table:table-row table:style-name="ro3">
          <table:table-cell/>
          <table:table-cell table:style-name="ce4" office:value-type="string">
            <text:p><text:s text:c="33"/>FENIKS TWARDOGÓRA <text:s text:c="2"/></text:p>
          </table:table-cell>
          <table:table-cell/>
          <table:table-cell table:style-name="ce10"/>
          <table:table-cell table:number-columns-repeated="252"/>
        </table:table-row>
        <table:table-row table:style-name="ro3">
          <table:table-cell/>
          <table:table-cell table:style-name="ce4" office:value-type="string">
            <text:p><text:s text:c="36"/>PISTOLET OBRONNY</text:p>
          </table:table-cell>
          <table:table-cell table:style-name="ce8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1" table:number-columns-repeated="2"/>
          <table:table-cell table:style-name="ce17" office:value-type="string">
            <text:p>Zawody klubowe</text:p>
          </table:table-cell>
          <table:table-cell table:style-name="ce17"/>
          <table:table-cell table:style-name="ce11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6"/>
        </table:table-row>
        <table:table-row table:style-name="ro6"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office:value-type="string">
            <text:p>13.05</text:p>
          </table:table-cell>
          <table:table-cell table:style-name="ce1" office:value-type="string">
            <text:p>03.06</text:p>
          </table:table-cell>
          <table:table-cell table:style-name="ce1" office:value-type="string">
            <text:p>09.09</text:p>
          </table:table-cell>
          <table:table-cell table:style-name="ce1" office:value-type="string">
            <text:p>15.10</text:p>
          </table:table-cell>
          <table:covered-table-cell table:style-name="ce1"/>
          <table:table-cell table:number-columns-repeated="246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6" office:value-type="string">
            <text:p>StarczewskI Bartosz</text:p>
          </table:table-cell>
          <table:table-cell table:style-name="ce23" office:value-type="string">
            <text:p>FENIKS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159">
            <text:p>159</text:p>
          </table:table-cell>
          <table:table-cell table:style-name="ce24" office:value-type="float" office:value="166">
            <text:p>166</text:p>
          </table:table-cell>
          <table:table-cell table:style-name="ce24" table:formula="of:=LARGE([.D7:.I7];1)+LARGE([.D7:.I7];2)+LARGE([.D7:.I7];3)+LARGE([.D7:.I7];4)" office:value-type="float" office:value="659">
            <text:p>659</text:p>
          </table:table-cell>
          <table:table-cell table:number-columns-repeated="246"/>
        </table:table-row>
        <table:table-row table:style-name="ro5">
          <table:table-cell table:style-name="ce24" office:value-type="float" office:value="2">
            <text:p>2</text:p>
          </table:table-cell>
          <table:table-cell table:style-name="ce6" office:value-type="string">
            <text:p>Galbierczyk Sylwester </text:p>
          </table:table-cell>
          <table:table-cell table:style-name="ce23" office:value-type="string">
            <text:p>FENIKS</text:p>
          </table:table-cell>
          <table:table-cell table:number-columns-repeated="2" table:style-name="ce24" office:value-type="float" office:value="162">
            <text:p>1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159">
            <text:p>159</text:p>
          </table:table-cell>
          <table:table-cell table:style-name="ce24" table:formula="of:=LARGE([.D8:.I8];1)+LARGE([.D8:.I8];2)+LARGE([.D8:.I8];3)+LARGE([.D8:.I8];4)" office:value-type="float" office:value="631">
            <text:p>631</text:p>
          </table:table-cell>
          <table:table-cell table:number-columns-repeated="246"/>
        </table:table-row>
        <table:table-row table:style-name="ro1">
          <table:table-cell table:style-name="ce24" office:value-type="float" office:value="3">
            <text:p>3</text:p>
          </table:table-cell>
          <table:table-cell table:style-name="ce19" office:value-type="string">
            <text:p>Nowak Tadeusz</text:p>
          </table:table-cell>
          <table:table-cell table:style-name="ce23" office:value-type="string">
            <text:p>FENIKS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114">
            <text:p>114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0">
            <text:p>0</text:p>
          </table:table-cell>
          <table:table-cell table:style-name="ce24" table:formula="of:=LARGE([.D9:.I9];1)+LARGE([.D9:.I9];2)+LARGE([.D9:.I9];3)+LARGE([.D9:.I9];4)" office:value-type="float" office:value="561">
            <text:p>561</text:p>
          </table:table-cell>
          <table:table-cell table:number-columns-repeated="246"/>
        </table:table-row>
        <table:table-row table:style-name="ro1">
          <table:table-cell table:style-name="ce24" office:value-type="float" office:value="4">
            <text:p>4</text:p>
          </table:table-cell>
          <table:table-cell table:style-name="ce29" office:value-type="string">
            <text:p>Kozaczuk Jarosław</text:p>
          </table:table-cell>
          <table:table-cell table:style-name="ce23" office:value-type="string">
            <text:p>FENIKS</text:p>
          </table:table-cell>
          <table:table-cell table:style-name="ce24" office:value-type="float" office:value="168">
            <text:p>1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2">
            <text:p>15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55">
            <text:p>155</text:p>
          </table:table-cell>
          <table:table-cell table:style-name="ce24" table:formula="of:=LARGE([.D10:.I10];1)+LARGE([.D10:.I10];2)+LARGE([.D10:.I10];3)+LARGE([.D10:.I10];4)"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table:style-name="ce24" office:value-type="float" office:value="5">
            <text:p>5</text:p>
          </table:table-cell>
          <table:table-cell table:style-name="ce19" office:value-type="string">
            <text:p>Buda Mariusz</text:p>
          </table:table-cell>
          <table:table-cell table:style-name="ce23" office:value-type="string">
            <text:p>BURSZTYN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150">
            <text:p>150</text:p>
          </table:table-cell>
          <table:table-cell table:style-name="ce24" office:value-type="float" office:value="107">
            <text:p>107</text:p>
          </table:table-cell>
          <table:table-cell table:style-name="ce24" table:formula="of:=LARGE([.D11:.I11];1)+LARGE([.D11:.I11];2)+LARGE([.D11:.I11];3)+LARGE([.D11:.I11];4)" office:value-type="float" office:value="399">
            <text:p>399</text:p>
          </table:table-cell>
          <table:table-cell table:number-columns-repeated="246"/>
        </table:table-row>
        <table:table-row table:style-name="ro1">
          <table:table-cell table:style-name="ce24" office:value-type="float" office:value="6">
            <text:p>6</text:p>
          </table:table-cell>
          <table:table-cell table:style-name="ce19" office:value-type="string">
            <text:p>Adamski Tomasz</text:p>
          </table:table-cell>
          <table:table-cell table:style-name="ce23" office:value-type="string">
            <text:p>FENIKS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154">
            <text:p>154</text:p>
          </table:table-cell>
          <table:table-cell table:style-name="ce24" table:formula="of:=LARGE([.D12:.I12];1)+LARGE([.D12:.I12];2)+LARGE([.D12:.I12];3)+LARGE([.D12:.I12];4)" office:value-type="float" office:value="322">
            <text:p>322</text:p>
          </table:table-cell>
          <table:table-cell table:number-columns-repeated="246"/>
        </table:table-row>
        <table:table-row table:style-name="ro1">
          <table:table-cell table:style-name="ce24" office:value-type="float" office:value="7">
            <text:p>7</text:p>
          </table:table-cell>
          <table:table-cell table:style-name="ce30" office:value-type="string">
            <text:p>Koszałko Stanisław</text:p>
          </table:table-cell>
          <table:table-cell table:style-name="ce23" office:value-type="string">
            <text:p>FENIKS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6">
            <text:p>9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3">
            <text:p>53</text:p>
          </table:table-cell>
          <table:table-cell table:style-name="ce24" table:formula="of:=LARGE([.D13:.I13];1)+LARGE([.D13:.I13];2)+LARGE([.D13:.I13];3)+LARGE([.D13:.I13];4)" office:value-type="float" office:value="288">
            <text:p>288</text:p>
          </table:table-cell>
          <table:table-cell table:number-columns-repeated="246"/>
        </table:table-row>
        <table:table-row table:style-name="ro5">
          <table:table-cell table:style-name="ce24" office:value-type="float" office:value="8">
            <text:p>8</text:p>
          </table:table-cell>
          <table:table-cell table:style-name="ce19" office:value-type="string">
            <text:p>Gładzki Adam</text:p>
          </table:table-cell>
          <table:table-cell table:style-name="ce23" office:value-type="string">
            <text:p>FENIKS</text:p>
          </table:table-cell>
          <table:table-cell table:style-name="ce24" office:value-type="float" office:value="94">
            <text:p>94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108">
            <text:p>108</text:p>
          </table:table-cell>
          <table:table-cell table:style-name="ce24" table:formula="of:=LARGE([.D14:.I14];1)+LARGE([.D14:.I14];2)+LARGE([.D14:.I14];3)+LARGE([.D14:.I14];4)" office:value-type="float" office:value="278">
            <text:p>278</text:p>
          </table:table-cell>
          <table:table-cell table:number-columns-repeated="246"/>
        </table:table-row>
        <table:table-row table:style-name="ro1">
          <table:table-cell table:style-name="ce24" office:value-type="float" office:value="9">
            <text:p>9</text:p>
          </table:table-cell>
          <table:table-cell table:style-name="ce19" office:value-type="string">
            <text:p>Pierzga Dariusz</text:p>
          </table:table-cell>
          <table:table-cell table:style-name="ce23" office:value-type="string">
            <text:p>FENIKS</text:p>
          </table:table-cell>
          <table:table-cell table:style-name="ce24" office:value-type="float" office:value="133">
            <text:p>1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5">
            <text:p>115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table:formula="of:=LARGE([.D15:.I15];1)+LARGE([.D15:.I15];2)+LARGE([.D15:.I15];3)+LARGE([.D15:.I15];4)" office:value-type="float" office:value="248">
            <text:p>248</text:p>
          </table:table-cell>
          <table:table-cell table:style-name="Default"/>
          <table:table-cell table:number-columns-repeated="245"/>
        </table:table-row>
        <table:table-row table:style-name="ro5">
          <table:table-cell table:style-name="ce24" office:value-type="float" office:value="10">
            <text:p>10</text:p>
          </table:table-cell>
          <table:table-cell table:style-name="ce6" office:value-type="string">
            <text:p>Lewszyk Robert</text:p>
          </table:table-cell>
          <table:table-cell table:style-name="ce23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136">
            <text:p>136</text:p>
          </table:table-cell>
          <table:table-cell table:style-name="ce24" table:formula="of:=LARGE([.D16:.I16];1)+LARGE([.D16:.I16];2)+LARGE([.D16:.I16];3)+LARGE([.D16:.I16];4)" office:value-type="float" office:value="240">
            <text:p>240</text:p>
          </table:table-cell>
          <table:table-cell table:style-name="Default"/>
          <table:table-cell table:number-columns-repeated="245"/>
        </table:table-row>
        <table:table-row table:style-name="ro5">
          <table:table-cell table:style-name="ce24" office:value-type="float" office:value="11">
            <text:p>11</text:p>
          </table:table-cell>
          <table:table-cell table:style-name="ce6" office:value-type="string">
            <text:p>Susłowicz Andrzej</text:p>
          </table:table-cell>
          <table:table-cell table:style-name="ce23" office:value-type="string">
            <text:p>COLT</text:p>
          </table:table-cell>
          <table:table-cell table:number-columns-repeated="5" table:style-name="ce24" office:value-type="float" office:value="0">
            <text:p>0</text:p>
          </table:table-cell>
          <table:table-cell table:style-name="ce24" office:value-type="float" office:value="142">
            <text:p>142</text:p>
          </table:table-cell>
          <table:table-cell table:style-name="ce24" table:formula="of:=LARGE([.D17:.I17];1)+LARGE([.D17:.I17];2)+LARGE([.D17:.I17];3)+LARGE([.D17:.I17];4)" office:value-type="float" office:value="142">
            <text:p>142</text:p>
          </table:table-cell>
          <table:table-cell table:style-name="Default"/>
          <table:table-cell table:number-columns-repeated="245"/>
        </table:table-row>
        <table:table-row table:style-name="ro1">
          <table:table-cell table:style-name="ce24" office:value-type="float" office:value="12">
            <text:p>12</text:p>
          </table:table-cell>
          <table:table-cell table:style-name="ce19" office:value-type="string">
            <text:p>Gawrońska-Kuc Liliana</text:p>
          </table:table-cell>
          <table:table-cell table:style-name="ce19" office:value-type="string">
            <text:p>FENIKS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7">
            <text:p>10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table:formula="of:=LARGE([.D18:.I18];1)+LARGE([.D18:.I18];2)+LARGE([.D18:.I18];3)+LARGE([.D18:.I18];4)" office:value-type="float" office:value="130">
            <text:p>130</text:p>
          </table:table-cell>
          <table:table-cell table:style-name="Default"/>
          <table:table-cell table:number-columns-repeated="245"/>
        </table:table-row>
        <table:table-row table:style-name="ro1">
          <table:table-cell table:style-name="ce24" office:value-type="float" office:value="13">
            <text:p>13</text:p>
          </table:table-cell>
          <table:table-cell table:style-name="ce6" office:value-type="string">
            <text:p>Żmuda Paweł</text:p>
          </table:table-cell>
          <table:table-cell table:style-name="ce23" office:value-type="string">
            <text:p>COLT</text:p>
          </table:table-cell>
          <table:table-cell table:number-columns-repeated="5" table:style-name="ce24" office:value-type="float" office:value="0">
            <text:p>0</text:p>
          </table:table-cell>
          <table:table-cell table:style-name="ce24" office:value-type="float" office:value="104">
            <text:p>104</text:p>
          </table:table-cell>
          <table:table-cell table:style-name="ce24" table:formula="of:=LARGE([.D19:.I19];1)+LARGE([.D19:.I19];2)+LARGE([.D19:.I19];3)+LARGE([.D19:.I19];4)" office:value-type="float" office:value="104">
            <text:p>104</text:p>
          </table:table-cell>
          <table:table-cell table:style-name="Default"/>
          <table:table-cell table:number-columns-repeated="245"/>
        </table:table-row>
        <table:table-row table:style-name="ro5">
          <table:table-cell table:style-name="ce24" office:value-type="float" office:value="14">
            <text:p>14</text:p>
          </table:table-cell>
          <table:table-cell table:style-name="ce6" office:value-type="string">
            <text:p>Szczuplak Sławomir</text:p>
          </table:table-cell>
          <table:table-cell table:style-name="ce23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0">
            <text:p>0</text:p>
          </table:table-cell>
          <table:table-cell table:style-name="ce24" table:formula="of:=LARGE([.D20:.I20];1)+LARGE([.D20:.I20];2)+LARGE([.D20:.I20];3)+LARGE([.D20:.I20];4)" office:value-type="float" office:value="93">
            <text:p>93</text:p>
          </table:table-cell>
          <table:table-cell table:style-name="Default"/>
          <table:table-cell table:number-columns-repeated="245"/>
        </table:table-row>
        <table:table-row table:style-name="ro5">
          <table:table-cell table:style-name="ce24" office:value-type="float" office:value="15">
            <text:p>15</text:p>
          </table:table-cell>
          <table:table-cell table:style-name="ce6" office:value-type="string">
            <text:p>Sobiński Daniel</text:p>
          </table:table-cell>
          <table:table-cell table:style-name="ce23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0">
            <text:p>0</text:p>
          </table:table-cell>
          <table:table-cell table:style-name="ce24" table:formula="of:=LARGE([.D21:.I21];1)+LARGE([.D21:.I21];2)+LARGE([.D21:.I21];3)+LARGE([.D21:.I21];4)" office:value-type="float" office:value="92">
            <text:p>92</text:p>
          </table:table-cell>
          <table:table-cell table:style-name="Default"/>
          <table:table-cell table:number-columns-repeated="245"/>
        </table:table-row>
        <table:table-row table:style-name="ro5">
          <table:table-cell table:style-name="ce24" office:value-type="float" office:value="16">
            <text:p>16</text:p>
          </table:table-cell>
          <table:table-cell table:style-name="ce6" office:value-type="string">
            <text:p>Kuprewicz Piotr</text:p>
          </table:table-cell>
          <table:table-cell table:style-name="ce23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0">
            <text:p>0</text:p>
          </table:table-cell>
          <table:table-cell table:style-name="ce24" table:formula="of:=LARGE([.D22:.I22];1)+LARGE([.D22:.I22];2)+LARGE([.D22:.I22];3)+LARGE([.D22:.I22];4)" office:value-type="float" office:value="72">
            <text:p>72</text:p>
          </table:table-cell>
          <table:table-cell table:style-name="Default"/>
          <table:table-cell table:number-columns-repeated="245"/>
        </table:table-row>
        <table:table-row table:style-name="ro5">
          <table:table-cell table:style-name="ce24" office:value-type="float" office:value="17">
            <text:p>17</text:p>
          </table:table-cell>
          <table:table-cell table:style-name="ce6" office:value-type="string">
            <text:p>Gierszon Rafał</text:p>
          </table:table-cell>
          <table:table-cell table:style-name="ce23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table:formula="of:=LARGE([.D23:.I23];1)+LARGE([.D23:.I23];2)+LARGE([.D23:.I23];3)+LARGE([.D23:.I23];4)" office:value-type="float" office:value="30">
            <text:p>30</text:p>
          </table:table-cell>
          <table:table-cell table:style-name="Default"/>
          <table:table-cell table:number-columns-repeated="245"/>
        </table:table-row>
        <table:table-row table:style-name="ro1">
          <table:table-cell table:style-name="ce24" office:value-type="float" office:value="18">
            <text:p>18</text:p>
          </table:table-cell>
          <table:table-cell table:style-name="ce6" office:value-type="string">
            <text:p>Markowski Robert</text:p>
          </table:table-cell>
          <table:table-cell table:style-name="ce23" office:value-type="string">
            <text:p>FENIKS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table:formula="of:=LARGE([.D24:.I24];1)+LARGE([.D24:.I24];2)+LARGE([.D24:.I24];3)+LARGE([.D24:.I24];4)" office:value-type="float" office:value="26">
            <text:p>26</text:p>
          </table:table-cell>
          <table:table-cell table:style-name="Default"/>
          <table:table-cell table:number-columns-repeated="245"/>
        </table:table-row>
        <table:table-row table:style-name="ro1" table:number-rows-repeated="8">
          <table:table-cell table:style-name="Default" table:number-columns-repeated="11"/>
          <table:table-cell table:number-columns-repeated="245"/>
        </table:table-row>
        <table:table-row table:style-name="ro1" table:number-rows-repeated="104854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'PISTOLET SPORTOWY'.$A$1" table:cell-range-address="$'PISTOLET OBRONNY'.$B$1:.$J$31"/>
        </table:named-expressions>
      </table:table>
      <table:named-expressions>
        <table:named-range table:name="__Anonymous_Sheet_DB__1" table:base-cell-address="$'PISTOLET SPORTOWY'.$A$1" table:cell-range-address="$'KARABIN DOWOLNY'.$B$6:.$K$40"/>
        <table:named-expression table:name="licz_serie_kdw40l" table:base-cell-address="$'PISTOLET SPORTOWY'.$E$1" table:expression="SUM([$'PISTOLET CENTRALNEGO ZAPŁONU'.A1:.D1])"/>
        <table:named-expression table:name="licz_serie_PCZ" table:base-cell-address="$'PISTOLET SPORTOWY'.$D$1" table:expression="SUM([$#ODWOŁANIE.A1:.C1])"/>
        <table:named-expression table:name="licz_serie_PSP" table:base-cell-address="$'PISTOLET SPORTOWY'.$D$1" table:expression="SUM([$'PISTOLET OBRONNY'.A1:.C1])"/>
      </table:named-expressions>
      <table:database-ranges>
        <table:database-range table:target-range-address="'PISTOLET SPORTOWY'.C9:'PISTOLET SPORTOWY'.K47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  </number:text>
    </number:number-style>
    <number:number-style style:name="N126P1" style:volatile="true">
      <number:text>-</number:text>
      <number:number number:decimal-places="0" number:min-integer-digits="1" number:grouping="true"/>
      <number:text>      </number:text>
    </number:number-style>
    <number:number-style style:name="N126P2" style:volatile="true">
      <number:text> -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zł </number:text>
    </number:number-style>
    <number:number-style style:name="N130P1" style:volatile="true">
      <number:text>-</number:text>
      <number:number number:decimal-places="0" number:min-integer-digits="1" number:grouping="true"/>
      <number:text> zł </number:text>
    </number:number-style>
    <number:number-style style:name="N130P2" style:volatile="true">
      <number:text> - zł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  </number:text>
    </number:number-style>
    <number:number-style style:name="N134P1" style:volatile="true">
      <number:text>-</number:text>
      <number:number number:decimal-places="2" number:min-integer-digits="1" number:grouping="true"/>
      <number:text>      </number:text>
    </number:number-style>
    <number:number-style style:name="N134P2" style:volatile="true">
      <number:text> -</number:text>
      <number:number number:decimal-places="0" number:min-integer-digits="0"/>
      <number:text>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zł </number:text>
    </number:number-style>
    <number:number-style style:name="N138P1" style:volatile="true">
      <number:text>-</number:text>
      <number:number number:decimal-places="2" number:min-integer-digits="1" number:grouping="true"/>
      <number:text> zł </number:text>
    </number:number-style>
    <number:number-style style:name="N138P2" style:volatile="true">
      <number:text> -</number:text>
      <number:number number:decimal-places="0" number:min-integer-digits="0"/>
      <number:text> zł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/>
    </number:number-style>
    <number:number-style style:name="N141P0" style:volatile="true">
      <number:text>Tak</number:text>
    </number:number-style>
    <number:number-style style:name="N141P1" style:volatile="true">
      <number:text>Tak</number:text>
    </number:number-style>
    <number:number-style style:name="N141">
      <number:text>Ni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Prawda</number:text>
    </number:number-style>
    <number:number-style style:name="N143P1" style:volatile="true">
      <number:text>Prawda</number:text>
    </number:number-style>
    <number:number-style style:name="N143">
      <number:text>Fałsz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Włączone</number:text>
    </number:number-style>
    <number:number-style style:name="N145P1" style:volatile="true">
      <number:text>Włączone</number:text>
    </number:number-style>
    <number:number-style style:name="N145">
      <number:text>Wyłączone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Excel_5f_CondFormat_5f_3_5f_2_5f_1" style:display-name="Excel_CondFormat_3_2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4_5f_3_5f_1" style:display-name="Excel_CondFormat_4_3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4_5f_2_5f_1" style:display-name="Excel_CondFormat_4_2_1" style:family="table-cell" style:parent-style-name="Default">
      <style:table-cell-properties fo:background-color="#ffff99"/>
      <style:text-properties fo:color="#000000"/>
    </style:style>
    <style:style style:name="Excel_5f_CondFormat_5f_4_5f_2_5f_2" style:display-name="Excel_CondFormat_4_2_2" style:family="table-cell" style:parent-style-name="Default">
      <style:table-cell-properties fo:background-color="#ccccff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53cm" fo:margin-bottom="2.54cm" fo:margin-left="0.94cm" fo:margin-right="0.711cm" style:first-page-number="continue" style:scale-to="100%" style:writing-mode="lr-tb"/>
      <style:header-style>
        <style:header-footer-properties fo:min-height="0.751cm" fo:margin-left="0.96cm" fo:margin-right="1.189cm" fo:margin-bottom="0cm"/>
      </style:header-style>
      <style:footer-style>
        <style:header-footer-properties fo:min-height="0.751cm" fo:margin-left="0.96cm" fo:margin-right="1.189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709cm" fo:margin-right="1.709cm" style:first-page-number="continue" style:scale-to="100%" style:writing-mode="lr-tb"/>
      <style:header-style>
        <style:header-footer-properties fo:min-height="0.751cm" fo:margin-left="0.191cm" fo:margin-right="0.191cm" fo:margin-bottom="0cm"/>
      </style:header-style>
      <style:footer-style>
        <style:header-footer-properties fo:min-height="0.751cm" fo:margin-left="0.191cm" fo:margin-right="0.191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16.10.2017</text:date>, <text:time>17:28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ISTOLET_20_SPORTOWY" style:display-name="PageStyle_PISTOLET SPORT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ABIN_20_DOWOLNY" style:display-name="PageStyle_KARABIN DOWOL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STOLET_20_CENTRALNEGO_20_ZAPŁONU" style:display-name="PageStyle_PISTOLET CENTRALNEGO ZAPŁONU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STOLET_20_OBRONNY" style:display-name="PageStyle_PISTOLET OBRONNY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 k</dc:creator>
    <dc:date>2017-10-16T17:28:37.63</dc:date>
    <meta:print-date>2016-10-16T14:50:32</meta:print-date>
    <meta:editing-cycles>14</meta:editing-cycles>
    <meta:editing-duration>PT12H18M2S</meta:editing-duration>
    <meta:generator>OpenOffice/4.1.2$Win32 OpenOffice.org_project/412m3$Build-9782</meta:generator>
    <meta:document-statistic meta:table-count="4" meta:cell-count="1193" meta:object-count="0"/>
  </office:meta>
</office:document-meta>
</file>

<file path=Basic/Standard/PSP.xml><?xml version="1.0" encoding="utf-8"?>
<!DOCTYPE module  PUBLIC '-//OpenOffice.org//DTD OfficeDocument 1.0//EN'  'module.dtd'>
<script:module xmlns:script="http://openoffice.org/2000/script" script:name="PSP" script:language="StarBasic">REM  *****  BASIC  *****

Sub Main

End Sub

Sub UpdateRank()

End Sub

Sub FillIn_PSP_Rank

	Dim Doc As Object
	Dim PSP_Sheet As Object
	Dim PSPRank_Sheet As Object
	Dim tmpFirstNamePositionCell As Object
	Dim tmpFirstDatePositionCell As Object
	Dim FirstCellWithName As Object
	Dim FirstCellWithNameAddress As Object
	Dim lastNameRow As Integer
	
	
	Doc = ThisComponent
    PSP_Sheet = Doc.Sheets.getByName("PSP")
    PSPRank_Sheet = Doc.Sheets.getByName("PISTOLET SPORTOWY")
    
    tmpFirstNamePositionCell = PSPRank_Sheet.getCellByPosition(1,1) 'Get cell where adress of first cell with name is entered
    tmpFirstDatePositionCell = PSPRank_Sheet.getCellByPosition(1,2) 'Get cell where adress of first cell with name is entered
    
    FirstCellWithName = PSP_Sheet.getCellRangeByName(tmpFirstNamePositionCell.String) 'Getting cell to read its position
    FirstCellWithNameAddress = FirstCellWithName.getCellAddress()
    
	lastNameRow=FirstCellWithNameAddress.Row
	Cell = Sheet.getCellByPosition(FirstCellWithNameAddress.Column,lastName) 'first cell with competitor name
	
	Do While Cell.Type&lt;&gt;com.sun.star.table.CellContentType.EMPTY  'Looking for position of last entry in rank table
		lastNameRow=lastNameRow+1
		Cell = Sheet.getCellByPosition(1,lastNameRow)
	Loop   
	
	'go through all cells in source sheet and read score to write it in rank table
	Dim rowWithScore As Integer
	rowWithScore = 5
	Do While Cell.Type&lt;&gt;com.sun.star.table.CellContentType.EMPTY  'Looking for position of last entry in rank table
		rowWithScore=rowWithScore+1
		Cell = Sheet.getCellByPosition(1,rowWithScore)
	Loop 
	
	
	
	
	
	
	Dim aSortFields2(12) as Object 
	Dim aSortDesc(0) as New com.sun.star.beans.PropertyValue 
	For i =0 to 12 
		aSortFields2(i)= New com.sun.star.util.SortField 
	Next i
	
	Dim oRange As Object
	oRange = Sheet.getCellRangeByPosition(1, 4, 37, lastName) 'range B1:F7
	
	For i =0 to 12 
		aSortFields2(i).Field=i+25
		aSortFields2(i).SortAscending = False 'sort ascending by column G
	Next i

	aSortDesc(0).Name = "SortFields" 
	aSortDesc(0).Value = aSortFields2() 
	oRange.Sort(aSortDesc())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SP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